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Lucida Grande', Verdana, Arial, Helvetica, sans-serif"/>
    <style:font-face style:name="Arial2" svg:font-family="Arial" style:font-family-generic="roman" style:font-pitch="variable"/>
    <style:font-face style:name="Cambria" svg:font-family="Cambria" style:font-family-generic="roman" style:font-pitch="variable"/>
    <style:font-face style:name="Segoe UI1" svg:font-family="'Segoe UI'"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style:font-name="Arial2" fo:font-size="12pt" fo:language="pt" fo:country="BR" fo:font-weight="bold" style:font-size-asian="12pt" style:font-weight-asian="bold" style:font-name-complex="Arial3" style:font-size-complex="12pt"/>
    </style:style>
    <style:style style:name="P4" style:family="paragraph" style:parent-style-name="Standard">
      <style:paragraph-properties fo:line-height="150%" fo:text-align="justify" style:justify-single-word="false"/>
      <style:text-properties style:font-name="Arial2" fo:font-size="12pt" fo:language="pt" fo:country="BR" style:font-size-asian="12pt" style:font-name-complex="Arial3" style:font-size-complex="12pt"/>
    </style:style>
    <style:style style:name="P5" style:family="paragraph" style:parent-style-name="Standard">
      <style:paragraph-properties fo:line-height="150%" fo:text-align="justify" style:justify-single-word="false">
        <style:tab-stops>
          <style:tab-stop style:position="15.503cm" style:leader-style="dotted" style:leader-text="."/>
        </style:tab-stops>
      </style:paragraph-properties>
      <style:text-properties style:font-name="Arial2" fo:font-size="12pt" fo:language="pt" fo:country="BR" style:font-size-asian="12pt" style:font-name-complex="Arial3" style:font-size-complex="12pt"/>
    </style:style>
    <style:style style:name="P6" style:family="paragraph" style:parent-style-name="Standard">
      <style:paragraph-properties fo:line-height="150%" fo:text-align="center" style:justify-single-word="false"/>
      <style:text-properties style:font-name="Arial2" fo:font-size="12pt" fo:language="pt" fo:country="BR" style:font-size-asian="12pt" style:font-name-complex="Arial3" style:font-size-complex="12pt"/>
    </style:style>
    <style:style style:name="P7" style:family="paragraph" style:parent-style-name="Standard">
      <style:paragraph-properties fo:line-height="150%" fo:text-align="justify" style:justify-single-word="false"/>
      <style:text-properties style:font-name="Arial2" fo:font-size="12pt" fo:language="pt" fo:country="BR" officeooo:rsid="000d83c0" officeooo:paragraph-rsid="000d83c0" style:font-size-asian="12pt" style:font-name-complex="Arial3" style:font-size-complex="12pt"/>
    </style:style>
    <style:style style:name="P8" style:family="paragraph" style:parent-style-name="Standard">
      <style:paragraph-properties fo:line-height="150%" fo:text-align="justify" style:justify-single-word="false"/>
      <style:text-properties officeooo:rsid="00096f20" officeooo:paragraph-rsid="000bb652"/>
    </style:style>
    <style:style style:name="P9" style:family="paragraph" style:parent-style-name="Standard">
      <style:text-properties style:font-name="Arial" fo:font-size="12pt" fo:language="pt" fo:country="BR" style:font-size-asian="12pt" style:font-size-complex="12pt"/>
    </style:style>
    <style:style style:name="P10" style:family="paragraph" style:parent-style-name="Standard">
      <style:text-properties style:font-name="Arial" fo:font-size="12pt" fo:language="pt" fo:country="BR" fo:font-weight="normal" style:font-size-asian="12pt" style:font-weight-asian="normal" style:font-name-complex="Arial3" style:font-size-complex="12pt" style:font-weight-complex="normal"/>
    </style:style>
    <style:style style:name="P11" style:family="paragraph" style:parent-style-name="Standard">
      <style:paragraph-properties fo:line-height="100%" fo:text-align="start" style:justify-single-word="false"/>
      <style:text-properties style:font-name="Arial" fo:font-size="12pt" fo:language="pt" fo:country="BR" fo:font-weight="normal" officeooo:rsid="00329578" officeooo:paragraph-rsid="00329578" style:font-size-asian="12pt" style:font-weight-asian="normal" style:font-size-complex="12pt" style:font-weight-complex="normal"/>
    </style:style>
    <style:style style:name="P12" style:family="paragraph" style:parent-style-name="Standard">
      <style:paragraph-properties fo:line-height="100%" fo:text-align="start" style:justify-single-word="false"/>
      <style:text-properties style:font-name="Arial" fo:font-size="12pt" fo:language="pt" fo:country="BR" fo:font-weight="normal" officeooo:rsid="0033f729" officeooo:paragraph-rsid="0033f729" style:font-size-asian="12pt" style:font-weight-asian="normal" style:font-size-complex="12pt" style:font-weight-complex="normal"/>
    </style:style>
    <style:style style:name="P13" style:family="paragraph" style:parent-style-name="Standard">
      <style:paragraph-properties fo:line-height="100%"/>
      <style:text-properties style:font-name="Arial" fo:font-size="12pt" fo:language="pt" fo:country="BR" fo:font-weight="normal" officeooo:rsid="0033f729" officeooo:paragraph-rsid="0033f729" style:font-size-asian="12pt" style:font-weight-asian="normal" style:font-size-complex="12pt" style:font-weight-complex="normal"/>
    </style:style>
    <style:style style:name="P14" style:family="paragraph" style:parent-style-name="Standard">
      <style:paragraph-properties fo:line-height="100%"/>
      <style:text-properties style:font-name="Arial" fo:font-size="12pt" fo:language="pt" fo:country="BR" fo:font-weight="normal" officeooo:rsid="0036d47f" officeooo:paragraph-rsid="0036d47f" style:font-size-asian="12pt" style:font-weight-asian="normal" style:font-size-complex="12pt" style:font-weight-complex="normal"/>
    </style:style>
    <style:style style:name="P15" style:family="paragraph" style:parent-style-name="Standard">
      <style:text-properties style:font-name="Arial" fo:font-size="12pt" fo:language="pt" fo:country="BR" fo:font-style="normal" style:font-size-asian="12pt" style:font-style-asian="normal" style:font-size-complex="12pt"/>
    </style:style>
    <style:style style:name="P16" style:family="paragraph" style:parent-style-name="Standard">
      <style:text-properties style:font-name="Arial" fo:font-size="12pt" fo:language="pt" fo:country="BR"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paragraph-properties fo:line-height="100%" fo:text-align="start" style:justify-single-word="false"/>
      <style:text-properties style:font-name="Arial" fo:font-size="12pt" officeooo:paragraph-rsid="00369a00" style:font-size-asian="12pt" style:font-size-complex="12pt"/>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font-name="Arial" fo:font-size="12pt" fo:font-weight="normal" officeooo:rsid="0026db64" officeooo:paragraph-rsid="0026db64" style:font-size-asian="12pt" style:font-weight-asian="normal" style:font-size-complex="12pt" style:font-weight-complex="normal"/>
    </style:style>
    <style:style style:name="P21" style:family="paragraph" style:parent-style-name="Standard">
      <style:text-properties style:font-name="Arial" fo:font-size="12pt" fo:font-weight="normal" officeooo:rsid="0026db64" officeooo:paragraph-rsid="002af2a9" style:font-size-asian="12pt" style:font-weight-asian="normal" style:font-size-complex="12pt" style:font-weight-complex="normal"/>
    </style:style>
    <style:style style:name="P22" style:family="paragraph" style:parent-style-name="Standard">
      <style:text-properties style:font-name="Arial" fo:font-size="12pt" fo:font-weight="normal" officeooo:rsid="002e10f0" officeooo:paragraph-rsid="002e10f0" style:font-size-asian="12pt" style:font-weight-asian="normal" style:font-size-complex="12pt" style:font-weight-complex="normal"/>
    </style:style>
    <style:style style:name="P23" style:family="paragraph" style:parent-style-name="Standard">
      <style:text-properties style:font-name="Arial" fo:font-size="12pt" fo:font-style="italic" fo:font-weight="normal" officeooo:rsid="0026db64" officeooo:paragraph-rsid="0026db64" style:font-size-asian="12pt" style:font-style-asian="italic" style:font-weight-asian="normal" style:font-size-complex="12pt" style:font-style-complex="italic" style:font-weight-complex="normal"/>
    </style:style>
    <style:style style:name="P24" style:family="paragraph" style:parent-style-name="Standard">
      <style:text-properties style:font-name="Arial" fo:font-size="12pt" fo:font-style="italic" fo:font-weight="normal" officeooo:rsid="0026db64" officeooo:paragraph-rsid="002c5028" style:font-size-asian="12pt" style:font-style-asian="italic" style:font-weight-asian="normal" style:font-size-complex="12pt" style:font-style-complex="italic" style:font-weight-complex="normal"/>
    </style:style>
    <style:style style:name="P25" style:family="paragraph" style:parent-style-name="Standard">
      <style:text-properties fo:font-variant="small-caps" style:font-name="Arial2" fo:font-size="12pt" fo:language="pt" fo:country="BR" fo:font-weight="bold" officeooo:rsid="000f6424" style:font-size-asian="12pt" style:font-weight-asian="bold" style:font-name-complex="Arial3" style:font-size-complex="12pt" style:font-weight-complex="bold"/>
    </style:style>
    <style:style style:name="P26" style:family="paragraph" style:parent-style-name="Standard">
      <style:text-properties fo:font-style="normal" officeooo:paragraph-rsid="00197e87" style:font-style-asian="normal"/>
    </style:style>
    <style:style style:name="P27" style:family="paragraph" style:parent-style-name="Standard">
      <loext:graphic-properties draw:fill="none"/>
      <style:paragraph-properties fo:margin-top="0cm" fo:margin-bottom="0.353cm" loext:contextual-spacing="false" fo:line-height="150%" fo:text-align="justify" style:justify-single-word="false" fo:orphans="2" fo:widows="2" fo:background-color="transparent" style:writing-mode="lr-tb">
        <style:tab-stops>
          <style:tab-stop style:position="0.609cm"/>
        </style:tab-stops>
      </style:paragraph-properties>
      <style:text-properties style:font-name="Arial" fo:font-size="12pt" fo:language="pt" fo:country="BR" officeooo:rsid="0015b230" officeooo:paragraph-rsid="0015b230" style:font-size-asian="12pt" style:font-size-complex="12pt"/>
    </style:style>
    <style:style style:name="P28" style:family="paragraph" style:parent-style-name="Standard">
      <loext:graphic-properties draw:fill="none"/>
      <style:paragraph-properties fo:margin-top="0cm" fo:margin-bottom="0.353cm" loext:contextual-spacing="false" fo:line-height="150%" fo:text-align="justify" style:justify-single-word="false" fo:orphans="2" fo:widows="2" fo:background-color="transparent" style:writing-mode="lr-tb">
        <style:tab-stops>
          <style:tab-stop style:position="0.609cm"/>
        </style:tab-stops>
      </style:paragraph-properties>
      <style:text-properties style:font-name="Arial" fo:font-size="12pt" fo:language="pt" fo:country="BR" officeooo:rsid="0016442e" officeooo:paragraph-rsid="0016442e" style:font-size-asian="12pt" style:font-size-complex="12pt"/>
    </style:style>
    <style:style style:name="P29" style:family="paragraph" style:parent-style-name="Standard">
      <loext:graphic-properties draw:fill="none"/>
      <style:paragraph-properties fo:margin-top="0cm" fo:margin-bottom="0.353cm" loext:contextual-spacing="false" fo:line-height="150%" fo:text-align="justify" style:justify-single-word="false" fo:orphans="2" fo:widows="2" fo:background-color="transparent" style:writing-mode="lr-tb">
        <style:tab-stops>
          <style:tab-stop style:position="0.609cm"/>
        </style:tab-stops>
      </style:paragraph-properties>
      <style:text-properties style:font-name="Arial" fo:font-size="12pt" fo:language="pt" fo:country="BR" fo:font-style="normal" officeooo:rsid="0015b230" officeooo:paragraph-rsid="0015b230" style:font-size-asian="12pt" style:font-style-asian="normal" style:font-size-complex="12pt"/>
    </style:style>
    <style:style style:name="P30" style:family="paragraph" style:parent-style-name="Standard">
      <loext:graphic-properties draw:fill="none"/>
      <style:paragraph-properties fo:margin-top="0cm" fo:margin-bottom="0.353cm" loext:contextual-spacing="false" fo:line-height="150%" fo:text-align="justify" style:justify-single-word="false" fo:orphans="2" fo:widows="2" fo:background-color="transparent" style:writing-mode="lr-tb">
        <style:tab-stops/>
      </style:paragraph-properties>
      <style:text-properties style:font-name="Arial" fo:font-size="12pt" fo:language="pt" fo:country="BR" fo:font-style="normal" fo:font-weight="normal" officeooo:rsid="00173ff4" officeooo:paragraph-rsid="00173ff4" style:font-size-asian="12pt" style:font-style-asian="normal" style:font-weight-asian="normal" style:font-size-complex="12pt" style:font-weight-complex="normal"/>
    </style:style>
    <style:style style:name="P31" style:family="paragraph" style:parent-style-name="Standard">
      <style:paragraph-properties fo:margin-top="0cm" fo:margin-bottom="0cm" loext:contextual-spacing="false" fo:line-height="150%">
        <style:tab-stops>
          <style:tab-stop style:position="0.751cm"/>
          <style:tab-stop style:position="15.503cm" style:leader-style="dotted" style:leader-text="."/>
        </style:tab-stops>
      </style:paragraph-properties>
    </style:style>
    <style:style style:name="P32"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officeooo:rsid="00130c46" officeooo:paragraph-rsid="00130c46" style:font-size-asian="12pt" style:font-size-complex="12pt"/>
    </style:style>
    <style:style style:name="P33"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fo:font-weight="bold" officeooo:rsid="001134c8" officeooo:paragraph-rsid="001134c8" style:font-size-asian="12pt" style:font-weight-asian="bold" style:font-name-complex="Arial3" style:font-size-complex="12pt" style:font-weight-complex="bold"/>
    </style:style>
    <style:style style:name="P34"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fo:font-style="normal" officeooo:rsid="00128dbc" officeooo:paragraph-rsid="00128dbc" style:font-size-asian="12pt" style:font-style-asian="normal" style:font-size-complex="12pt"/>
    </style:style>
    <style:style style:name="P35"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fo:font-style="normal" officeooo:rsid="0015b230" officeooo:paragraph-rsid="0015b230" style:font-size-asian="12pt" style:font-style-asian="normal" style:font-size-complex="12pt"/>
    </style:style>
    <style:style style:name="P36"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fo:font-style="normal" officeooo:rsid="001f3b6d" officeooo:paragraph-rsid="001f3b6d" style:font-size-asian="12pt" style:font-style-asian="normal" style:font-size-complex="12pt"/>
    </style:style>
    <style:style style:name="P37"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 fo:font-size="12pt" fo:language="pt" fo:country="BR" fo:font-style="normal" fo:font-weight="normal" officeooo:rsid="00173ff4" officeooo:paragraph-rsid="00173ff4" style:font-size-asian="12pt" style:font-style-asian="normal" style:font-weight-asian="normal" style:font-size-complex="12pt" style:font-weight-complex="normal"/>
    </style:style>
    <style:style style:name="P38" style:family="paragraph" style:parent-style-name="Heading_20_1">
      <style:text-properties officeooo:paragraph-rsid="00197e87"/>
    </style:style>
    <style:style style:name="P39" style:family="paragraph" style:parent-style-name="Heading_20_1">
      <style:paragraph-properties fo:line-height="100%" fo:text-align="start" style:justify-single-word="false"/>
      <style:text-properties fo:font-variant="normal" fo:text-transform="none" fo:color="#000000" style:font-name="Segoe UI" fo:font-size="12pt" fo:letter-spacing="normal" fo:language="pt" fo:country="BR" fo:font-style="normal" fo:font-weight="normal" officeooo:rsid="0033f729" officeooo:paragraph-rsid="0035bfc3" style:font-size-asian="12pt" style:font-weight-asian="normal" style:font-size-complex="12pt" style:font-weight-complex="normal"/>
    </style:style>
    <style:style style:name="P40" style:family="paragraph" style:parent-style-name="Heading_20_2">
      <style:text-properties style:font-name="Arial" fo:font-size="12pt" fo:font-weight="bold" style:font-size-asian="12pt" style:font-weight-asian="bold" style:font-size-complex="12pt" style:font-weight-complex="bold"/>
    </style:style>
    <style:style style:name="P41" style:family="paragraph" style:parent-style-name="Heading_20_2">
      <style:text-properties style:font-name="Arial" fo:font-size="12pt" fo:language="pt" fo:country="BR" fo:font-weight="bold" style:font-size-asian="12pt" style:font-weight-asian="bold" style:font-size-complex="12pt" style:font-weight-complex="bold"/>
    </style:style>
    <style:style style:name="P42" style:family="paragraph" style:parent-style-name="Heading_20_3">
      <style:text-properties style:font-name="Arial" fo:font-size="12pt" style:font-size-asian="12pt" style:font-size-complex="12pt"/>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Standard">
      <style:paragraph-properties fo:margin-left="6.001cm" fo:margin-right="0cm" fo:line-height="150%" fo:text-align="justify" style:justify-single-word="false" fo:text-indent="0cm" style:auto-text-indent="false"/>
      <style:text-properties style:font-name="Arial2" fo:font-size="12pt" fo:language="pt" fo:country="BR" style:font-size-asian="12pt" style:font-name-complex="Arial3" style:font-size-complex="12pt"/>
    </style:style>
    <style:style style:name="P45" style:family="paragraph" style:parent-style-name="Heading_20_1">
      <style:paragraph-properties fo:break-before="page"/>
      <style:text-properties style:font-name="Arial" fo:font-size="12pt" fo:font-weight="bold" style:font-size-asian="12pt" style:font-weight-asian="bold" style:font-size-complex="12pt" style:font-weight-complex="bold"/>
    </style:style>
    <style:style style:name="P46" style:family="paragraph" style:parent-style-name="Heading_20_1">
      <style:paragraph-properties fo:break-before="page"/>
      <style:text-properties style:font-name="Arial" fo:font-size="12pt" fo:language="pt" fo:country="BR" fo:font-weight="bold" style:font-size-asian="12pt" style:font-weight-asian="bold" style:font-size-complex="12pt" style:font-weight-complex="bold"/>
    </style:style>
    <style:style style:name="P47" style:family="paragraph" style:parent-style-name="Heading_20_1">
      <style:paragraph-properties fo:break-before="page"/>
      <style:text-properties fo:language="pt" fo:country="BR" fo:font-weight="bold" style:font-weight-asian="bold" style:font-weight-complex="bold"/>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6cm" style:type="right" style:leader-style="dotted" style:leader-text="."/>
        </style:tab-stops>
      </style:paragraph-properties>
    </style:style>
    <style:style style:name="P50" style:family="paragraph" style:parent-style-name="Standard" style:master-page-name="Standard">
      <style:paragraph-properties fo:line-height="150%" fo:text-align="center" style:justify-single-word="false" style:page-number="auto"/>
      <style:text-properties style:font-name="Arial2" fo:font-size="12pt" fo:language="pt" fo:country="BR" fo:font-weight="bold" style:font-size-asian="12pt" style:font-weight-asian="bold" style:font-name-complex="Arial3" style:font-size-complex="12pt"/>
    </style:style>
    <style:style style:name="P51" style:family="paragraph" style:parent-style-name="Standard" style:list-style-name="">
      <loext:graphic-properties draw:fill="none"/>
      <style:paragraph-properties fo:margin-left="0cm" fo:margin-right="0cm" fo:margin-top="0.353cm" fo:margin-bottom="0cm" loext:contextual-spacing="false" fo:line-height="113%"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2" fo:font-size="12pt" fo:language="pt" fo:country="BR" fo:font-weight="bold" officeooo:rsid="000bb652" officeooo:paragraph-rsid="001134c8" style:font-size-asian="12pt" style:font-weight-asian="bold" style:font-name-complex="Arial3" style:font-size-complex="12pt" style:font-weight-complex="bold"/>
    </style:style>
    <style:style style:name="P52" style:family="paragraph" style:parent-style-name="Standard" style:list-style-name="L1">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officeooo:rsid="000bb652" officeooo:paragraph-rsid="000bb652"/>
    </style:style>
    <style:style style:name="P53" style:family="paragraph" style:parent-style-name="Standard" style:list-style-name="L3">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officeooo:rsid="00119ba6" officeooo:paragraph-rsid="00119ba6" style:font-size-asian="12pt" style:font-size-complex="12pt"/>
    </style:style>
    <style:style style:name="P54" style:family="paragraph" style:parent-style-name="Standard" style:list-style-name="L3">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style:font-name="Arial" fo:font-size="12pt" fo:language="pt" fo:country="BR" officeooo:rsid="00119ba6" officeooo:paragraph-rsid="00128dbc" style:font-size-asian="12pt" style:font-size-complex="12pt"/>
    </style:style>
    <style:style style:name="P55" style:family="paragraph" style:parent-style-name="Standard" style:list-style-name="L2">
      <style:paragraph-properties fo:line-height="150%" fo:text-align="justify" style:justify-single-word="false"/>
      <style:text-properties style:font-name="Arial" fo:font-size="12pt" fo:language="pt" fo:country="BR" officeooo:rsid="00096f20" officeooo:paragraph-rsid="00096f20" style:font-size-asian="12pt" style:font-name-complex="Arial3" style:font-size-complex="12pt"/>
    </style:style>
    <style:style style:name="P56" style:family="paragraph" style:parent-style-name="Standard">
      <style:text-properties style:font-name="Arial" fo:font-size="12pt" fo:language="pt" fo:country="BR" fo:font-weight="bold" style:font-size-asian="12pt" style:font-weight-asian="bold" style:font-size-complex="12pt" style:font-weight-complex="bold"/>
    </style:style>
    <style:style style:name="P57" style:family="paragraph" style:parent-style-name="Standard">
      <style:text-properties style:font-name="Arial" fo:font-size="12pt" fo:language="pt" fo:country="BR" fo:font-weight="bold" officeooo:rsid="002420d7" officeooo:paragraph-rsid="002420d7" style:font-size-asian="12pt" style:font-weight-asian="bold" style:font-size-complex="12pt" style:font-weight-complex="bold"/>
    </style:style>
    <style:style style:name="P58" style:family="paragraph" style:parent-style-name="Standard">
      <style:text-properties style:font-name="Arial" fo:font-size="12pt" fo:language="pt" fo:country="BR" fo:font-weight="normal" officeooo:rsid="00227d62" officeooo:paragraph-rsid="00227d62" style:font-size-asian="12pt" style:font-weight-asian="normal" style:font-size-complex="12pt" style:font-weight-complex="normal"/>
    </style:style>
    <style:style style:name="P59" style:family="paragraph" style:parent-style-name="Standard">
      <style:text-properties style:font-name="Arial" fo:font-size="12pt" fo:language="pt" fo:country="BR" fo:font-weight="normal" officeooo:rsid="002420d7" officeooo:paragraph-rsid="002420d7" style:font-size-asian="12pt" style:font-weight-asian="normal" style:font-size-complex="12pt" style:font-weight-complex="normal"/>
    </style:style>
    <style:style style:name="P60" style:family="paragraph" style:parent-style-name="Standard">
      <style:text-properties style:font-name="Arial" fo:font-size="12pt" fo:language="pt" fo:country="BR" fo:font-weight="normal" officeooo:rsid="0026db64" officeooo:paragraph-rsid="0026db64" style:font-size-asian="12pt" style:font-weight-asian="normal" style:font-size-complex="12pt" style:font-weight-complex="normal"/>
    </style:style>
    <style:style style:name="P61" style:family="paragraph" style:parent-style-name="Standard">
      <style:text-properties style:font-name="Arial" fo:font-size="12pt" fo:language="pt" fo:country="BR" fo:font-weight="normal" officeooo:rsid="0030254d" officeooo:paragraph-rsid="002e10f0" style:font-size-asian="12pt" style:font-weight-asian="normal" style:font-size-complex="12pt" style:font-weight-complex="normal"/>
    </style:style>
    <style:style style:name="P62" style:family="paragraph" style:parent-style-name="Standard">
      <style:text-properties style:font-name="Arial" fo:font-size="12pt" fo:language="pt" fo:country="BR" fo:font-weight="normal" officeooo:rsid="002e10f0" officeooo:paragraph-rsid="002e10f0" style:font-size-asian="12pt" style:font-weight-asian="normal" style:font-size-complex="12pt" style:font-weight-complex="normal"/>
    </style:style>
    <style:style style:name="P63" style:family="paragraph" style:parent-style-name="Standard" style:list-style-name="L2">
      <style:paragraph-properties fo:line-height="150%" fo:text-align="justify" style:justify-single-word="false"/>
      <style:text-properties style:font-name="Arial" fo:font-size="12pt" officeooo:rsid="00096f20" officeooo:paragraph-rsid="000b24ce" style:font-size-asian="12pt" style:font-size-complex="12pt"/>
    </style:style>
    <style:style style:name="P64" style:family="paragraph" style:parent-style-name="Standard" style:list-style-name="L3" style:master-page-name="">
      <loext:graphic-properties draw:fill="none"/>
      <style:paragraph-properties fo:margin-left="0.7cm" fo:margin-right="0cm" fo:margin-top="0cm" fo:margin-bottom="0.353cm" loext:contextual-spacing="false" fo:line-height="150%" fo:text-align="justify" style:justify-single-word="false" fo:orphans="2" fo:widows="2" fo:text-indent="-0.7cm" style:auto-text-indent="false" style:page-number="auto" fo:background-color="transparent" style:writing-mode="lr-tb">
        <style:tab-stops>
          <style:tab-stop style:position="0.609cm"/>
        </style:tab-stops>
      </style:paragraph-properties>
      <style:text-properties style:font-name="Arial" fo:font-size="12pt" fo:language="pt" fo:country="BR" officeooo:rsid="00119ba6" officeooo:paragraph-rsid="00119ba6" style:font-size-asian="12pt" style:font-size-complex="12pt"/>
    </style:style>
    <style:style style:name="P65" style:family="paragraph" style:parent-style-name="Standard" style:list-style-name="L4">
      <loext:graphic-properties draw:fill="none"/>
      <style:paragraph-properties fo:margin-top="0cm" fo:margin-bottom="0.353cm" loext:contextual-spacing="false" fo:line-height="150%" fo:text-align="justify" style:justify-single-word="false" fo:orphans="2" fo:widows="2" fo:background-color="transparent" style:writing-mode="lr-tb">
        <style:tab-stops>
          <style:tab-stop style:position="0.609cm"/>
        </style:tab-stops>
      </style:paragraph-properties>
      <style:text-properties style:font-name="Arial" fo:font-size="12pt" fo:language="pt" fo:country="BR" fo:font-style="normal" officeooo:rsid="001f3b6d" officeooo:paragraph-rsid="001f3b6d" style:font-size-asian="12pt" style:font-style-asian="normal" style:font-size-complex="12pt"/>
    </style:style>
    <style:style style:name="P66" style:family="paragraph" style:parent-style-name="Standard" style:list-style-name="L5">
      <loext:graphic-properties draw:fill="none"/>
      <style:paragraph-properties fo:margin-top="0cm" fo:margin-bottom="0.353cm" loext:contextual-spacing="false" fo:line-height="150%" fo:text-align="justify" style:justify-single-word="false" fo:orphans="2" fo:widows="2" fo:background-color="transparent" style:writing-mode="lr-tb">
        <style:tab-stops>
          <style:tab-stop style:position="0.609cm"/>
        </style:tab-stops>
      </style:paragraph-properties>
      <style:text-properties style:font-name="Arial" fo:font-size="12pt" fo:language="pt" fo:country="BR" fo:font-style="normal" officeooo:rsid="0015b230" officeooo:paragraph-rsid="0015b230" style:font-size-asian="12pt" style:font-style-asian="normal" style:font-size-complex="12pt"/>
    </style:style>
    <style:style style:name="P67" style:family="paragraph" style:parent-style-name="Standard" style:list-style-name="L7">
      <loext:graphic-properties draw:fill="none"/>
      <style:paragraph-properties fo:margin-top="0cm" fo:margin-bottom="0.353cm" loext:contextual-spacing="false" fo:line-height="150%" fo:text-align="justify" style:justify-single-word="false" fo:orphans="2" fo:widows="2" fo:background-color="transparent" style:writing-mode="lr-tb">
        <style:tab-stops/>
      </style:paragraph-properties>
      <style:text-properties style:font-name="Arial" fo:font-size="12pt" fo:language="pt" fo:country="BR" fo:font-style="normal" fo:font-weight="normal" officeooo:rsid="00173ff4" officeooo:paragraph-rsid="00173ff4" style:font-size-asian="12pt" style:font-style-asian="normal" style:font-weight-asian="normal" style:font-size-complex="12pt" style:font-weight-complex="normal"/>
    </style:style>
    <style:style style:name="P68" style:family="paragraph" style:parent-style-name="Standard" style:list-style-name="L6" style:master-page-name="">
      <loext:graphic-properties draw:fill="none"/>
      <style:paragraph-properties fo:margin-left="0.499cm" fo:margin-right="0cm" fo:margin-top="0cm" fo:margin-bottom="0.353cm" loext:contextual-spacing="false" fo:line-height="150%" fo:text-align="justify" style:justify-single-word="false" fo:orphans="2" fo:widows="2" fo:text-indent="-0.499cm" style:auto-text-indent="false" style:page-number="auto" fo:background-color="transparent" style:writing-mode="lr-tb">
        <style:tab-stops>
          <style:tab-stop style:position="0.503cm"/>
        </style:tab-stops>
      </style:paragraph-properties>
      <style:text-properties style:font-name="Arial" fo:font-size="12pt" fo:language="pt" fo:country="BR" fo:font-style="normal" officeooo:rsid="00165214" officeooo:paragraph-rsid="0016442e" style:font-size-asian="12pt" style:font-style-asian="normal" style:font-size-complex="12pt"/>
    </style:style>
    <style:style style:name="P69" style:family="paragraph" style:parent-style-name="Standard" style:list-style-name="L6">
      <loext:graphic-properties draw:fill="none"/>
      <style:paragraph-properties fo:margin-left="0.499cm" fo:margin-right="0cm" fo:margin-top="0cm" fo:margin-bottom="0.353cm" loext:contextual-spacing="false" fo:line-height="150%" fo:text-align="justify" style:justify-single-word="false" fo:orphans="2" fo:widows="2" fo:text-indent="-0.499cm" style:auto-text-indent="false" fo:background-color="transparent" style:writing-mode="lr-tb">
        <style:tab-stops>
          <style:tab-stop style:position="0.503cm"/>
        </style:tab-stops>
      </style:paragraph-properties>
      <style:text-properties style:font-name="Arial" fo:font-size="12pt" fo:language="pt" fo:country="BR" officeooo:rsid="00165214" officeooo:paragraph-rsid="00165214" style:font-size-asian="12pt" style:font-size-complex="12pt"/>
    </style:style>
    <style:style style:name="P70" style:family="paragraph" style:parent-style-name="Heading_20_1" style:list-style-name="L1" style:master-page-name="Converted1">
      <loext:graphic-properties draw:fill="none"/>
      <style:paragraph-properties fo:margin-left="0cm" fo:margin-right="0cm" fo:margin-top="0.847cm" fo:margin-bottom="0cm" loext:contextual-spacing="true" fo:line-height="150%" fo:text-align="justify" style:justify-single-word="false" fo:orphans="2" fo:widows="2" fo:text-indent="0cm" style:auto-text-indent="false" style:page-number="auto" fo:background-color="transparent" style:writing-mode="lr-tb">
        <style:tab-stops>
          <style:tab-stop style:position="0.609cm"/>
        </style:tab-stops>
      </style:paragraph-properties>
      <style:text-properties officeooo:paragraph-rsid="001134c8"/>
    </style:style>
    <style:style style:name="P71" style:family="paragraph" style:parent-style-name="Heading_20_2" style:list-style-name="L1" style:master-page-name="">
      <loext:graphic-properties draw:fill="none"/>
      <style:paragraph-properties fo:margin-left="0cm" fo:margin-right="0cm" fo:margin-top="0.353cm" fo:margin-bottom="0cm" loext:contextual-spacing="false" fo:line-height="113%" fo:text-align="justify" style:justify-single-word="false" fo:orphans="2" fo:widows="2" fo:text-indent="0cm" style:auto-text-indent="false" style:page-number="auto" fo:background-color="transparent" style:writing-mode="lr-tb">
        <style:tab-stops>
          <style:tab-stop style:position="0.609cm"/>
        </style:tab-stops>
      </style:paragraph-properties>
      <style:text-properties officeooo:paragraph-rsid="001134c8"/>
    </style:style>
    <style:style style:name="P72" style:family="paragraph" style:parent-style-name="Heading_20_2" style:list-style-name="L1" style:master-page-name="">
      <loext:graphic-properties draw:fill="none"/>
      <style:paragraph-properties fo:margin-left="0cm" fo:margin-right="0cm" fo:margin-top="0.353cm" fo:margin-bottom="0cm" loext:contextual-spacing="false" fo:line-height="113%" fo:text-align="justify" style:justify-single-word="false" fo:orphans="2" fo:widows="2" fo:text-indent="0cm" style:auto-text-indent="false" style:page-number="auto" fo:background-color="transparent" style:writing-mode="lr-tb">
        <style:tab-stops>
          <style:tab-stop style:position="0.609cm"/>
        </style:tab-stops>
      </style:paragraph-properties>
      <style:text-properties fo:font-variant="small-caps" style:font-name="Arial2" fo:font-size="12pt" fo:language="pt" fo:country="BR" fo:font-weight="bold" officeooo:rsid="000f6424" officeooo:paragraph-rsid="001134c8" style:font-size-asian="12pt" style:font-weight-asian="bold" style:font-name-complex="Arial3" style:font-size-complex="12pt" style:font-weight-complex="bold"/>
    </style:style>
    <style:style style:name="P73" style:family="paragraph" style:parent-style-name="Heading_20_2" style:list-style-name="L1" style:master-page-name="">
      <loext:graphic-properties draw:fill="none"/>
      <style:paragraph-properties fo:margin-left="0cm" fo:margin-right="0cm" fo:margin-top="0.353cm" fo:margin-bottom="0cm" loext:contextual-spacing="false" fo:line-height="113%" fo:text-align="justify" style:justify-single-word="false" fo:orphans="2" fo:widows="2" fo:text-indent="0cm" style:auto-text-indent="false" style:page-number="auto" fo:background-color="transparent" style:writing-mode="lr-tb">
        <style:tab-stops>
          <style:tab-stop style:position="0.609cm"/>
        </style:tab-stops>
      </style:paragraph-properties>
      <style:text-properties fo:font-variant="small-caps" style:font-name="Arial2" fo:font-size="12pt" fo:language="pt" fo:country="BR" fo:font-weight="bold" officeooo:paragraph-rsid="001134c8" style:font-size-asian="12pt" style:font-weight-asian="bold" style:font-name-complex="Arial3" style:font-size-complex="12pt" style:font-weight-complex="bold"/>
    </style:style>
    <style:style style:name="T1" style:family="text">
      <style:text-properties style:font-name="Arial2" fo:font-size="12pt" fo:language="pt" fo:country="BR" fo:font-weight="bold" style:font-size-asian="12pt" style:font-weight-asian="bold" style:font-name-complex="Arial3" style:font-size-complex="12pt"/>
    </style:style>
    <style:style style:name="T2" style:family="text">
      <style:text-properties style:font-name="Arial2" fo:font-size="12pt" fo:language="pt" fo:country="BR" fo:font-weight="bold" officeooo:rsid="000f6424" style:font-size-asian="12pt" style:font-weight-asian="bold" style:font-name-complex="Arial3" style:font-size-complex="12pt" style:font-weight-complex="bold"/>
    </style:style>
    <style:style style:name="T3" style:family="text">
      <style:text-properties style:font-name="Arial2" fo:font-size="12pt" fo:language="pt" fo:country="BR" fo:font-weight="bold" officeooo:rsid="000bb652" style:font-size-asian="12pt" style:font-weight-asian="bold" style:font-name-complex="Arial3" style:font-size-complex="12pt" style:font-weight-complex="bold"/>
    </style:style>
    <style:style style:name="T4" style:family="text">
      <style:text-properties style:font-name="Arial2" fo:font-size="12pt" fo:language="pt" fo:country="BR" fo:font-weight="bold" officeooo:rsid="00145cbf" style:font-size-asian="12pt" style:font-weight-asian="bold" style:font-name-complex="Arial3" style:font-size-complex="12pt"/>
    </style:style>
    <style:style style:name="T5" style:family="text">
      <style:text-properties style:font-name="Arial2" fo:font-size="12pt" fo:language="pt" fo:country="BR" style:font-size-asian="12pt" style:font-name-complex="Arial3" style:font-size-complex="12pt"/>
    </style:style>
    <style:style style:name="T6" style:family="text">
      <style:text-properties style:font-name="Arial2" fo:font-size="12pt" fo:language="pt" fo:country="BR" officeooo:rsid="000bb652" style:font-size-asian="12pt" style:font-name-complex="Arial3" style:font-size-complex="12pt"/>
    </style:style>
    <style:style style:name="T7" style:family="text">
      <style:text-properties style:font-name="Arial2" fo:font-size="12pt" fo:language="pt" fo:country="BR" officeooo:rsid="00390c7f" style:font-size-asian="12pt" style:font-name-complex="Arial3" style:font-size-complex="12pt"/>
    </style:style>
    <style:style style:name="T8" style:family="text">
      <style:text-properties officeooo:rsid="000f6424"/>
    </style:style>
    <style:style style:name="T9" style:family="text">
      <style:text-properties officeooo:rsid="001134c8"/>
    </style:style>
    <style:style style:name="T10" style:family="text">
      <style:text-properties fo:font-size="11.5pt" style:font-size-asian="11.5pt"/>
    </style:style>
    <style:style style:name="T11" style:family="text">
      <style:text-properties fo:font-size="11.5pt" fo:font-style="normal" style:font-size-asian="11.5pt" style:font-style-asian="normal"/>
    </style:style>
    <style:style style:name="T12" style:family="text">
      <style:text-properties fo:font-size="11.5pt" fo:font-style="normal" style:font-size-asian="11.5pt" style:font-style-asian="normal" style:font-style-complex="normal"/>
    </style:style>
    <style:style style:name="T13" style:family="text">
      <style:text-properties officeooo:rsid="00119ba6"/>
    </style:style>
    <style:style style:name="T14" style:family="text">
      <style:text-properties fo:font-style="italic" style:font-style-asian="italic"/>
    </style:style>
    <style:style style:name="T15" style:family="text">
      <style:text-properties fo:font-style="italic" officeooo:rsid="00119ba6" style:font-style-asian="italic"/>
    </style:style>
    <style:style style:name="T16" style:family="text">
      <style:text-properties fo:font-style="normal" style:font-style-asian="normal"/>
    </style:style>
    <style:style style:name="T17" style:family="text">
      <style:text-properties fo:font-style="normal" officeooo:rsid="00119ba6" style:font-style-asian="normal"/>
    </style:style>
    <style:style style:name="T18" style:family="text">
      <style:text-properties fo:font-style="normal" officeooo:rsid="00128dbc" style:font-style-asian="normal"/>
    </style:style>
    <style:style style:name="T19" style:family="text">
      <style:text-properties fo:font-style="normal" officeooo:rsid="0035bfc3" style:font-style-asian="normal"/>
    </style:style>
    <style:style style:name="T20" style:family="text">
      <style:text-properties fo:font-style="normal" fo:font-weight="bold" style:font-style-asian="normal" style:font-weight-asian="bold" style:font-weight-complex="bold"/>
    </style:style>
    <style:style style:name="T21" style:family="text">
      <style:text-properties fo:font-style="normal" fo:font-weight="bold" officeooo:rsid="00128dbc" style:font-style-asian="normal" style:font-weight-asian="bold" style:font-weight-complex="bold"/>
    </style:style>
    <style:style style:name="T22" style:family="text">
      <style:text-properties style:font-name="Arial"/>
    </style:style>
    <style:style style:name="T23" style:family="text">
      <style:text-properties style:font-name="Arial" fo:font-size="12pt" fo:language="pt" fo:country="BR" style:font-size-asian="12pt" style:font-name-complex="Arial3" style:font-size-complex="12pt"/>
    </style:style>
    <style:style style:name="T24" style:family="text">
      <style:text-properties style:font-name="Arial" fo:font-size="12pt" fo:language="pt" fo:country="BR" officeooo:rsid="00386171" style:font-size-asian="12pt" style:font-name-complex="Arial3" style:font-size-complex="12pt"/>
    </style:style>
    <style:style style:name="T25" style:family="text">
      <style:text-properties style:font-name="Arial" officeooo:rsid="0035bfc3"/>
    </style:style>
    <style:style style:name="T26" style:family="text">
      <style:text-properties style:font-name="Arial"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language="pt" fo:country="BR"/>
    </style:style>
    <style:style style:name="T29" style:family="text">
      <style:text-properties fo:language="pt" fo:country="BR" style:font-name-complex="Arial3"/>
    </style:style>
    <style:style style:name="T30" style:family="text">
      <style:text-properties fo:language="pt" fo:country="BR" officeooo:rsid="000b24ce" style:font-name-complex="Arial3"/>
    </style:style>
    <style:style style:name="T31" style:family="text">
      <style:text-properties fo:language="pt" fo:country="BR" fo:font-weight="bold" style:font-weight-asian="bold" style:font-name-complex="Arial3" style:font-weight-complex="bold"/>
    </style:style>
    <style:style style:name="T32" style:family="text">
      <style:text-properties fo:language="pt" fo:country="BR" fo:font-weight="bold" officeooo:rsid="0012f77e" style:font-weight-asian="bold" style:font-name-complex="Arial3" style:font-weight-complex="bold"/>
    </style:style>
    <style:style style:name="T33" style:family="text">
      <style:text-properties fo:language="pt" fo:country="BR" officeooo:rsid="00227d62"/>
    </style:style>
    <style:style style:name="T34" style:family="text">
      <style:text-properties fo:language="pt" fo:country="BR" officeooo:rsid="002961d4"/>
    </style:style>
    <style:style style:name="T35" style:family="text">
      <style:text-properties fo:language="pt" fo:country="BR" officeooo:rsid="002af2a9"/>
    </style:style>
    <style:style style:name="T36" style:family="text">
      <style:text-properties fo:language="pt" fo:country="BR" officeooo:rsid="002c5028"/>
    </style:style>
    <style:style style:name="T37" style:family="text">
      <style:text-properties fo:language="pt" fo:country="BR" style:text-underline-style="none" officeooo:rsid="002c5028"/>
    </style:style>
    <style:style style:name="T38" style:family="text">
      <style:text-properties fo:language="pt" fo:country="BR" style:text-underline-style="none" officeooo:rsid="002c7353"/>
    </style:style>
    <style:style style:name="T39" style:family="text">
      <style:text-properties fo:language="pt" fo:country="BR" style:text-underline-style="none" officeooo:rsid="003a8ee4"/>
    </style:style>
    <style:style style:name="T40" style:family="text">
      <style:text-properties fo:language="pt" fo:country="BR" officeooo:rsid="002c7353"/>
    </style:style>
    <style:style style:name="T41" style:family="text">
      <style:text-properties fo:language="pt" fo:country="BR" officeooo:rsid="0030254d"/>
    </style:style>
    <style:style style:name="T42" style:family="text">
      <style:text-properties fo:language="pt" fo:country="BR" fo:font-weight="normal" officeooo:rsid="00329578" style:font-weight-asian="normal" style:font-weight-complex="normal"/>
    </style:style>
    <style:style style:name="T43" style:family="text">
      <style:text-properties fo:language="en" fo:country="US"/>
    </style:style>
    <style:style style:name="T44" style:family="text">
      <style:text-properties officeooo:rsid="0033f729"/>
    </style:style>
    <style:style style:name="T45" style:family="text">
      <style:text-properties fo:font-variant="normal" fo:text-transform="none" fo:color="#000000" fo:letter-spacing="normal" fo:font-style="normal" officeooo:rsid="0035bfc3" style:font-style-asian="normal"/>
    </style:style>
    <style:style style:name="T46" style:family="text">
      <style:text-properties fo:color="#000000" officeooo:rsid="0035bfc3"/>
    </style:style>
    <style:style style:name="T47" style:family="text">
      <style:text-properties fo:color="#000000" fo:language="pt" fo:country="BR" fo:font-weight="normal" officeooo:rsid="0035bfc3" style:font-weight-asian="normal" style:font-weight-complex="normal"/>
    </style:style>
    <style:style style:name="T48" style:family="text">
      <style:text-properties fo:color="#000000" fo:language="pt" fo:country="BR" fo:font-weight="bold" officeooo:rsid="0035bfc3" style:font-weight-asian="bold" style:font-weight-complex="bold"/>
    </style:style>
    <style:style style:name="T49" style:family="text">
      <style:text-properties officeooo:rsid="00390c7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INSTITUTO DE EDUCAÇÃO SUPERIOR DA PARAÍBA – IESP</text:p>
      <text:p text:style-name="P3">BACHARELADO EM SISTEMAS DE INFORMAÇÃO</text:p>
      <text:p text:style-name="P3"/>
      <text:p text:style-name="P3"/>
      <text:p text:style-name="P3"/>
      <text:p text:style-name="P3">MIKEYAS ROCHA DA SILVA</text:p>
      <text:p text:style-name="P3"/>
      <text:p text:style-name="P3"/>
      <text:p text:style-name="P3"/>
      <text:p text:style-name="P3">A IMPORTÂNCIA DA APLICAÇÃO DE PADRÕES DE PROJETOS NO DESENVOLVIMENTO DE SOLUÇÕES: Aplicação prática no desenvolvimento de agenda telefônica.</text:p>
      <text:p text:style-name="P3"/>
      <text:p text:style-name="P3"/>
      <text:p text:style-name="P3"/>
      <text:p text:style-name="P3"/>
      <text:p text:style-name="P3"/>
      <text:p text:style-name="P3"/>
      <text:p text:style-name="P3"/>
      <text:p text:style-name="P3"/>
      <text:p text:style-name="P3"/>
      <text:p text:style-name="P3">João Pessoa</text:p>
      <text:p text:style-name="P3">2017</text:p>
      <text:p text:style-name="P3"><text:soft-page-break/>MIKEYAS ROCHA DA SILVA</text:p>
      <text:p text:style-name="P3"/>
      <text:p text:style-name="P3"/>
      <text:p text:style-name="P3"/>
      <text:p text:style-name="P3"/>
      <text:p text:style-name="P3"/>
      <text:p text:style-name="P3"/>
      <text:p text:style-name="P3"/>
      <text:p text:style-name="P3"/>
      <text:p text:style-name="P3">A IMPORTÂNCIA DA APLICAÇÃO DE PADRÕES DE PROJETOS NO DESENVOLVIMENTO DE SOLUÇÕES: Aplicação prática no desenvolvimento de agenda telefônica.</text:p>
      <text:p text:style-name="P3"/>
      <text:p text:style-name="P3"/>
      <text:p text:style-name="P3"/>
      <text:p text:style-name="P44">Pré-projeto apresentado ao curso Superior de Bacharelado em Sistemas de Informação, do Instituto de Educação Superior da Paraíba – IESP como pré-requisito para obtenção do grau de Bacharel em Sistemas de Informação, sob orientação da professora Fernanda Carolina Aquino.</text:p>
      <text:p text:style-name="P3"/>
      <text:p text:style-name="P3"/>
      <text:p text:style-name="P3">João Pessoa</text:p>
      <text:p text:style-name="P3">2017</text:p>
      <text:p text:style-name="P6"><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3"><text:a xlink:type="simple" xlink:href="#__RefHeading___Toc1412_1155396757" text:style-name="Index_20_Link" text:visited-style-name="Index_20_Link">1. INTRODUÇÃO<text:tab/>4</text:a></text:p>
          <text:p text:style-name="P49"><text:a xlink:type="simple" xlink:href="#__RefHeading___Toc558_4194270968" text:style-name="Index_20_Link" text:visited-style-name="Index_20_Link">1.1 Justificativa<text:tab/>5</text:a></text:p>
          <text:p text:style-name="P49"><text:a xlink:type="simple" xlink:href="#__RefHeading___Toc560_4194270968" text:style-name="Index_20_Link" text:visited-style-name="Index_20_Link">1.2. Objetivo Geral<text:tab/>5</text:a></text:p>
          <text:p text:style-name="P49"><text:a xlink:type="simple" xlink:href="#__RefHeading___Toc562_4194270968" text:style-name="Index_20_Link" text:visited-style-name="Index_20_Link">1.3. Objetivos Específicos<text:tab/>5</text:a></text:p>
          <text:p text:style-name="P43"><text:a xlink:type="simple" xlink:href="#__RefHeading___Toc564_4194270968" text:style-name="Index_20_Link" text:visited-style-name="Index_20_Link">2. MATERIAIS E MÉTODOS<text:tab/>6</text:a></text:p>
          <text:p text:style-name="P43"><text:a xlink:type="simple" xlink:href="#__RefHeading___Toc566_4194270968" text:style-name="Index_20_Link" text:visited-style-name="Index_20_Link"><text:span text:style-name="T16">3. </text:span></text:a><text:a xlink:type="simple" xlink:href="#__RefHeading___Toc566_4194270968" text:style-name="Index_20_Link" text:visited-style-name="Index_20_Link"><text:span text:style-name="T16">FUNDAMENTAÇÃO TEÓRICA</text:span></text:a><text:a xlink:type="simple" xlink:href="#__RefHeading___Toc566_4194270968" text:style-name="Index_20_Link" text:visited-style-name="Index_20_Link"><text:tab/>7</text:a></text:p>
          <text:p text:style-name="P49"><text:a xlink:type="simple" xlink:href="#__RefHeading___Toc568_4194270968" text:style-name="Index_20_Link" text:visited-style-name="Index_20_Link">3.1. A linguagem C#<text:tab/>7</text:a></text:p>
          <text:p text:style-name="P49"><text:a xlink:type="simple" xlink:href="#__RefHeading___Toc570_4194270968" text:style-name="Index_20_Link" text:visited-style-name="Index_20_Link">3.2. Banco de Dados MySQL<text:tab/>9</text:a></text:p>
          <text:p text:style-name="P48"><text:a xlink:type="simple" xlink:href="#__RefHeading___Toc572_4194270968" text:style-name="Index_20_Link" text:visited-style-name="Index_20_Link">3.2.1 – Características Principais<text:tab/>9</text:a></text:p>
          <text:p text:style-name="P49"><text:a xlink:type="simple" xlink:href="#__RefHeading___Toc574_4194270968" text:style-name="Index_20_Link" text:visited-style-name="Index_20_Link">3.3. Design Pattern – Conceitos<text:tab/>10</text:a></text:p>
          <text:p text:style-name="P48"><text:a xlink:type="simple" xlink:href="#__RefHeading___Toc576_4194270968" text:style-name="Index_20_Link" text:visited-style-name="Index_20_Link">3.3.1. Vantagens de utilizar Design Patterns<text:tab/>10</text:a></text:p>
          <text:p text:style-name="P48"><text:a xlink:type="simple" xlink:href="#__RefHeading___Toc578_4194270968" text:style-name="Index_20_Link" text:visited-style-name="Index_20_Link">3.3.2. Tipos de Design Patterns<text:tab/>12</text:a></text:p>
          <text:p text:style-name="P43"><text:a xlink:type="simple" xlink:href="#__RefHeading___Toc922_4194270968" text:style-name="Index_20_Link" text:visited-style-name="Index_20_Link">4. DESENVOLVIMENTO DO PROJETO<text:tab/>14</text:a></text:p>
          <text:p text:style-name="P49"><text:a xlink:type="simple" xlink:href="#__RefHeading___Toc924_4194270968" text:style-name="Index_20_Link" text:visited-style-name="Index_20_Link">4.1. Levantamento de Requisitos<text:tab/>14</text:a></text:p>
          <text:p text:style-name="P43"><text:a xlink:type="simple" xlink:href="#__RefHeading___Toc926_4194270968" text:style-name="Index_20_Link" text:visited-style-name="Index_20_Link">5. CONSIDERAÇÕES FINAIS<text:tab/>16</text:a></text:p>
          <text:p text:style-name="P43"><text:a xlink:type="simple" xlink:href="#__RefHeading___Toc928_4194270968" text:style-name="Index_20_Link" text:visited-style-name="Index_20_Link">REFERÊNCIAS BIBLIOGRÁFICAS<text:tab/>17</text:a></text:p>
        </text:index-body>
      </text:table-of-content>
      <text:p text:style-name="P31"/>
      <text:list xml:id="list3955749433" text:style-name="L1">
        <text:list-header>
          <text:h text:style-name="P70" text:outline-level="1"><text:bookmark-start text:name="__RefHeading___Toc1412_1155396757"/><text:span text:style-name="T4">1. </text:span><text:span text:style-name="T1">INTRODUÇÃO</text:span><text:bookmark-end text:name="__RefHeading___Toc1412_1155396757"/></text:h>
        </text:list-header>
      </text:list>
      <text:p text:style-name="P5"/>
      <text:p text:style-name="P4">Este trabalho tem por objetivo estudar sobre a importância da aplicação de padrões de projetos (Design Patterns) para o desenvolvimento de uma aplicação web para armazenamento de contatos telefônicos (agenda telefônica) na empresa Planc Engenharia e Incorporações Ltda. Os Design Patterns, segundo Gamma at all (2005), descrevem soluções para problemas recorrentes no desenvolvimento de sistemas de software orientados a objetos. Um padrão de projeto estabelece um nome e define o problema, a solução, quando aplicar esta solução e suas consequências.</text:p>
      <text:p text:style-name="P4"/>
      <text:p text:style-name="P4">Os Design Patterns tem como objetivo principal facilitar a reutilização de soluções de projeto, isto é, soluções na fase de projeto do software, sem considerar reutilização de código. Gamma at all (2005), diz que um padrão de projeto nomeia, abstrai e identifica os aspectos-chave de uma estrutura de projeto comum para torná-la útil para a criação de um projeto orientado a objeto reutilizável. Também acarretam um vocabulário comum de projeto, facilitando comunicação, documentação e aprendizado dos sistemas de software.</text:p>
      <text:p text:style-name="P4"/>
      <text:p text:style-name="P4">Muitos dos documentos criados durante um processo de desenvolvimento de software são comuns a vários sistemas. Algumas vezes as mesmas técnicas são utilizadas para a criação desses documentos e, portanto, os mesmos problemas são encontrados. Os padrões apresentam uma forma de descrever soluções para esses problemas comuns baseado na experiência de outras pessoas.</text:p>
      <text:p text:style-name="P4"/>
      <text:p text:style-name="P2"><text:span text:style-name="T5">Desta maneira, utilizaremos suas facilidades e métodos para verificar a viabilidade de sua aplicação no desenvolvimento de uma agenda telefônica de fácil utilização pelos usuários, de forma ágil e com menores contratempos. Atualmente, o armazenamento dos contatos telefônicos da empresa é feito em planilha de Excel, o </text:span><text:soft-page-break/><text:span text:style-name="T5">qual impossibilita a simultaneidade do acesso aos dados da planilha, ficando restrita a apenas um usuário, que costumeiramente é a recepcionista da empresa. </text:span></text:p>
      <text:p text:style-name="P4"/>
      <text:list xml:id="list152132348179448" text:continue-numbering="true" text:style-name="L1">
        <text:list-header>
          <text:h text:style-name="P71" text:outline-level="2"><text:bookmark-start text:name="__RefHeading___Toc558_4194270968"/><text:span text:style-name="T2">1.1 </text:span><text:span text:style-name="T3">Justificativa</text:span><text:bookmark-end text:name="__RefHeading___Toc558_4194270968"/></text:h>
        </text:list-header>
      </text:list>
      <text:h text:style-name="P51" text:outline-level="2"/>
      <text:p text:style-name="P7">Constantemente, os colaboradores da organização precisam entrar em contato com os clientes, fornecedores e prestadores de serviços de uma forma geral. Mas estão sendo enfrentadas dificuldades com as limitações da atual ferramenta, onde constantemente se torna difícil o acesso aos contatos telefônicos, pois a ferramenta atual é executada apenas em uma máquina (recepção), e sempre que os colaboradores necessitam de um contato telefônico, é necessário o auxílio da recepcionista, e também muitas vezes estes contatos são extraviados. Neste sentido, é necessária a pesquisa e desenvolvimento de alternativa para o sistema atual, que facilite o acesso de todos, sem a intervenção de um terceiro, e onde o armazenamento destes contatos se mantenha assegurado.</text:p>
      <text:p text:style-name="P7"/>
      <text:list xml:id="list152132059581768" text:continue-numbering="true" text:style-name="L1">
        <text:list-item>
          <text:list>
            <text:list-header>
              <text:h text:style-name="P72" text:outline-level="2"><text:bookmark-start text:name="__RefHeading___Toc560_4194270968"/>1.2. Objetivo Geral<text:bookmark-end text:name="__RefHeading___Toc560_4194270968"/></text:h>
            </text:list-header>
          </text:list>
        </text:list-item>
      </text:list>
      <text:p text:style-name="P25"/>
      <text:p text:style-name="P8"><text:span text:style-name="T6">O objetivo geral desse projeto é </text:span><text:span text:style-name="T7">propor o </text:span><text:span text:style-name="T6">d</text:span><text:span text:style-name="T5">esenvolv</text:span><text:span text:style-name="T7">imento de</text:span><text:span text:style-name="T5"> uma aplicação web para </text:span><text:span text:style-name="T23">armazenamento de contatos telefônicos (</text:span><text:span text:style-name="T24">sistema de gerenciamento de contatos</text:span><text:span text:style-name="T23"> telefônic</text:span><text:span text:style-name="T24">os</text:span><text:span text:style-name="T23">) na empresa Planc Engenharia e Incorporações Ltda.</text:span></text:p>
      <text:list xml:id="list152131550033956" text:continue-numbering="true" text:style-name="L1">
        <text:list-header>
          <text:p text:style-name="P52"/>
          <text:h text:style-name="P73" text:outline-level="2"><text:bookmark-start text:name="__RefHeading___Toc562_4194270968"/><text:span text:style-name="T8">1.3. </text:span>Objetivos Específicos<text:bookmark-end text:name="__RefHeading___Toc562_4194270968"/></text:h>
        </text:list-header>
      </text:list>
      <text:p text:style-name="P10"/>
      <text:list xml:id="list4045076412" text:style-name="L2">
        <text:list-item>
          <text:p text:style-name="P55">Apresentar os padrões de projetos (Design Patterns) mais utilizados;</text:p>
        </text:list-item>
        <text:list-item>
          <text:p text:style-name="P63"><text:span text:style-name="T30">Explanar</text:span><text:span text:style-name="T29"> a reutilização de soluções de projeto, isto é, soluções na fase de projeto do software, sem considerar reutilização de código;</text:span></text:p>
        </text:list-item>
        <text:list-item>
          <text:p text:style-name="P55"><text:soft-page-break/>Aplicar padrões de projetos (Design Patterns) no desenvolvimento <text:span text:style-name="T49">futuro</text:span> da aplicação web;</text:p>
        </text:list-item>
      </text:list>
      <text:h text:style-name="Heading_20_1" text:outline-level="1"><text:bookmark-start text:name="__RefHeading___Toc564_4194270968"/><text:span text:style-name="T31">2. </text:span><text:span text:style-name="T32">MATERIAIS E MÉTODOS</text:span><text:bookmark-end text:name="__RefHeading___Toc564_4194270968"/></text:h>
      <text:p text:style-name="P33"/>
      <text:p text:style-name="P9">A pesquisa será feita através de levantamento de requisitos, junto à ger<text:span text:style-name="T9">ê</text:span>ncia d<text:span text:style-name="T9">a</text:span> <text:span text:style-name="T9">organização</text:span>, com a procura de tecnologias e métodos adequados para a construção de uma solução dentro das possibilidades administrativas da <text:span text:style-name="T9">organização</text:span>. Para isso será feito uma revisão bibliográfica e levantamento de requisitos.</text:p>
      <text:p text:style-name="P9"/>
      <text:p text:style-name="P9">Para o desenvolvimento <text:span text:style-name="T13">serão</text:span> utilizado<text:span text:style-name="T13">s</text:span> dois computadores, sendo um utilizado como servidor e outro como cliente para realização dos testes necessários e também, <text:span text:style-name="T14">softwares </text:span><text:span text:style-name="T16">de apoio já existentes no mercado (linguagens de programação apropriada para a criação de </text:span><text:span text:style-name="T15">sistemas web </text:span><text:span text:style-name="T16">com a aplicação de padrões). </text:span></text:p>
      <text:p text:style-name="P15"/>
      <text:p text:style-name="P9"><text:span text:style-name="T17">Serão</text:span><text:span text:style-name="T16"> utilizadas as seguintes ferramentas de apoio ao desenvolvimento: </text:span></text:p>
      <text:list xml:id="list3348374431" text:style-name="L3">
        <text:list-item>
          <text:p text:style-name="P64"><text:span text:style-name="T16">MS Visual Stúdio 2017 Community - (</text:span><text:a xlink:type="simple" xlink:href="https://www.visualstudio.com/pt-br/" text:style-name="Internet_20_link" text:visited-style-name="Visited_20_Internet_20_Link"><text:span text:style-name="T16">https://www.visualstudio.com/pt-br/</text:span></text:a><text:a xlink:type="simple" xlink:href="https://www.visualstudio.com/pt-br/downloads/" text:style-name="Internet_20_link" text:visited-style-name="Visited_20_Internet_20_Link"><text:span text:style-name="T16"> downloads/</text:span></text:a><text:span text:style-name="T16">);</text:span></text:p>
        </text:list-item>
        <text:list-item>
          <text:p text:style-name="P53"><text:span text:style-name="T16">StarUML v2.8.0 - (</text:span><text:a xlink:type="simple" xlink:href="http://staruml.io/download" text:style-name="Internet_20_link" text:visited-style-name="Visited_20_Internet_20_Link"><text:span text:style-name="T16">http://staruml.io/download</text:span></text:a><text:span text:style-name="T16">);</text:span></text:p>
        </text:list-item>
        <text:list-item>
          <text:p text:style-name="P54"><text:span text:style-name="T16">MySQL Server </text:span><text:span text:style-name="T18">- (</text:span><text:a xlink:type="simple" xlink:href="https://dev.mysql.com/downloads/" text:style-name="Internet_20_link" text:visited-style-name="Visited_20_Internet_20_Link"><text:span text:style-name="T18">https://dev.mysql.com/downloads/</text:span></text:a><text:span text:style-name="T18">); </text:span></text:p>
        </text:list-item>
      </text:list>
      <text:p text:style-name="P34"/>
      <text:p text:style-name="P34"/>
      <text:p text:style-name="P34"/>
      <text:p text:style-name="P34"/>
      <text:p text:style-name="P34"/>
      <text:p text:style-name="P34"/>
      <text:h text:style-name="P38" text:outline-level="1"><text:bookmark-start text:name="__RefHeading___Toc566_4194270968"/><text:soft-page-break/><text:span text:style-name="T21">3. </text:span><text:span text:style-name="T20">FUNDAMENTAÇÃO TEÓRICA</text:span><text:bookmark-end text:name="__RefHeading___Toc566_4194270968"/></text:h>
      <text:p text:style-name="P26"/>
      <text:p text:style-name="P32"><text:span text:style-name="T16">A pesquisa </text:span>é norteada pela busca de soluções de baixo custo, que possibilitem a implementação e manutenção de forma fácil e sirva de direcionador para o desenvolvimento de uma nova ferramenta para gerenciamento de contatos telefônicos. Como linguagem, optou-se por C# e ASP.NET<text:span text:style-name="T16">, por serem gratuitas, de fácil entendimento e possibilitar o uso de </text:span><text:span text:style-name="T14">Design Pattern</text:span><text:span text:style-name="T16">s para a padronização e melhor aproveitamento. </text:span></text:p>
      <text:h text:style-name="P40" text:outline-level="2"><text:bookmark-start text:name="__RefHeading___Toc568_4194270968"/>3.1. A linguagem C#<text:bookmark-end text:name="__RefHeading___Toc568_4194270968"/></text:h>
      <text:p text:style-name="P35"/>
      <text:p text:style-name="P36">Segundo a Microsoft, criadora da linguagem, C# é uma linguagem elegante e de tipos protegidos, orientada a objeto e que permite aos desenvolvedores construírem uma variedade de aplicações seguras e robustas, compatíveis com o .NET Framework. Você pode usar o C# para criar aplicações tradicionais do Windows, Web services baseados em XML, componentes distribuídos, aplicativos cliente-servidor, aplicativos com banco de dados e muito, muito mais. Visual basic fornece um editor de códigos avançado, designer de interface do usuário conveniente, depurador integrado, e muitas outras ferramentas facilitaram para desenvolver aplicativos baseados na versão 4,0 de linguagem C# e na versão 4,0 de .NET Framework.</text:p>
      <text:p text:style-name="P36"/>
      <text:p text:style-name="P36">A sintaxe do C# é altamente expressiva, mas ela também é simples e fácil de aprender. A sintaxe do C# será instantaneamente reconhecida por qualquer pessoa familiarizada com C, C++ ou Java. Os desenvolvedores que sabem qualquer uma dessas linguagens são geralmente capazes de começar a trabalhar de forma produtiva com C# dentro de um tempo muito curto. A sintaxe do C# simplifica muitas das complexidades do C++ e fornece recursos poderosos, como tipos de valor nulo, enumerações, delegações, expressões lambda e acesso direto a memória, que não são encontrados no Java. O C# suporta métodos e tipos genéricos, que fornecem uma melhor segurança de tipo e desempenho, e iteradores, que permitem implementadores de coleções de classes para definir comportamentos de iteração <text:soft-page-break/>personalizados que são simples de usar pelo código cliente. Expressões LINQ (consulta integrada à linguagem) fazem a consulta fortemente tipada uma linguagem de construção de primeira classe.</text:p>
      <text:p text:style-name="P36"/>
      <text:p text:style-name="P36">Como uma linguagem orientada à objetos, o C# suporta os conceitos de encapsulamento, herança e polimorfismo. Todas as variáveis e métodos, incluindo o método principal (Main), o ponto de execução de uma aplicação, são encapsuladas em definições de classes. Uma classe derivada pode herdar diretamente somente de uma classe pai, mas pode herdar de qualquer quantidade de interfaces. Métodos da classe derivada que substituem métodos virtuais de uma classe pai exigem a utilização da palavra-chave override como forma de evitar a redefinição acidental. Em C#, uma struct é como uma classe simplificada; é um tipo alocado em pilha que pode implementar interfaces mas não suporta herança.</text:p>
      <text:p text:style-name="P36"/>
      <text:p text:style-name="P36">Além desses princípios básicos orientados a objeto, C# torna fácil desenvolver componentes de software através de várias construções de linguagem inovativas, incluindo o seguinte:</text:p>
      <text:list xml:id="list2001621121" text:style-name="L4">
        <text:list-item>
          <text:p text:style-name="P65">Assinaturas de métodos encapsulados, chamadas delegates, que permitem notificações de evento de tipo seguro;</text:p>
        </text:list-item>
        <text:list-item>
          <text:p text:style-name="P65">Propriedades, que servem como acessadores para variáveis de membro particular;</text:p>
        </text:list-item>
        <text:list-item>
          <text:p text:style-name="P65">Atributos, que fornecem metadados declarativos sobre tipos em tempo de execução;</text:p>
        </text:list-item>
        <text:list-item>
          <text:p text:style-name="P65">In-line comentários de documentação XML;</text:p>
        </text:list-item>
        <text:list-item>
          <text:p text:style-name="P65">LINQ (Consulta Integrada à Linguagem) que fornece recursos internos de consulta por uma variedade de fontes de dados.</text:p>
        </text:list-item>
      </text:list>
      <text:p text:style-name="P36"/>
      <text:p text:style-name="P36"><text:soft-page-break/>O processo de compilação do C# é simples comparado com C++ e mais flexível que em Java. Não há arquivos de cabeçalho separados, e não há a necessidade de que métodos e tipos sejam declarados em uma ordem específica. Um arquivo de código em C# pode definir qualquer número de classes, estruturas, interfaces e eventos.</text:p>
      <text:p text:style-name="P35"/>
      <text:h text:style-name="P40" text:outline-level="2"><text:bookmark-start text:name="__RefHeading___Toc570_4194270968"/>3.2. Banco de Dados MySQL<text:bookmark-end text:name="__RefHeading___Toc570_4194270968"/></text:h>
      <text:p text:style-name="P17"/>
      <text:p text:style-name="P35">Segundo MySQL.com (www.MySQL.com), o MySQL é um sistema de gerenciamento de banco de dados (SGBD), que utiliza a linguagem SQL (Structured Query Language – Linguagem de Consulta Estruturada) como interface. É atualmente um dos bancos de dados mais populares do mundo, foi criado na Suécia por dois suecos e um finlandês: David Axmark, Allan Larsson e Michael "Monty" Widenius, que trabalham juntos desde a década de 1980. Hoje seu desenvolvimento e manutenção empregam aproximadamente 70 profissionais no mundo inteiro, e mais de mil contribuem testando o software, integrando-o a outros produtos, e escrevendo a respeito do mesmo.O sucesso do MySQL deve-se em grande medida à fácil integração com o PHP incluído, quase que obrigatoriamente, nos pacotes de hospedagem de sites (Apache e similares) da Internet oferecidos atualmente.</text:p>
      <text:h text:style-name="P42" text:outline-level="3"><text:bookmark-start text:name="__RefHeading___Toc572_4194270968"/>3.2.1 – Características Principais<text:bookmark-end text:name="__RefHeading___Toc572_4194270968"/></text:h>
      <text:p text:style-name="P17"/>
      <text:list xml:id="list186464562" text:style-name="L5">
        <text:list-item>
          <text:p text:style-name="P66">Portabilidade (suporta praticamente qualquer plataforma atual);</text:p>
        </text:list-item>
        <text:list-item>
          <text:p text:style-name="P66">Compatibilidade (existem drivers e módulos de interface para diversas linguagens de programação);</text:p>
        </text:list-item>
        <text:list-item>
          <text:p text:style-name="P66">Excelente desempenho e estabilidade;</text:p>
        </text:list-item>
        <text:list-item>
          <text:p text:style-name="P66">Pouco exigente quanto a recursos de hardware;</text:p>
        </text:list-item>
        <text:list-item>
          <text:p text:style-name="P66">Facilidade de uso;</text:p>
        </text:list-item>
        <text:list-item>
          <text:p text:style-name="P66">É um software gratuito;</text:p>
        </text:list-item>
        <text:list-item>
          <text:p text:style-name="P66"><text:soft-page-break/>Suporte a vários tipos de tabelas (como MyISAM e InnoDB), cada um destinado a um tipo de aplicação;</text:p>
        </text:list-item>
        <text:list-item>
          <text:p text:style-name="P66">Faltam alguns recursos (Triggers por exemplo) quando comparados como outros bancos de dados, como o PostgreSQL.</text:p>
        </text:list-item>
      </text:list>
      <text:p text:style-name="P29"/>
      <text:h text:style-name="P40" text:outline-level="2"><text:bookmark-start text:name="__RefHeading___Toc574_4194270968"/>3.3. Design Pattern – Conceitos<text:bookmark-end text:name="__RefHeading___Toc574_4194270968"/></text:h>
      <text:p text:style-name="P19"/>
      <text:p text:style-name="P27"><text:span text:style-name="T16">Os </text:span><text:span text:style-name="T14">Design Pattern</text:span><text:span text:style-name="T16">s capturam soluções desenvolvidas e evoluídas com o passar do tempo e que já funcionaram, e que por esse motivo devem ser reutilizadas (reuso de experiências anteriores). Cada padrão descreve um problema que ocorre frequentemente</text:span> em seu ambiente, e então descreve a solução para aquele problema, de um modo tal que você pode usar essa solução muitas vezes, sem nunca fazer a mesma coisa repetida. São o reúso de projetos e arquiteturas de sucesso, ou seja, técnicas comprovadas, em forma de um catálogo, em um formato consistente e acessível para projetistas, onde cada padrão de projeto sistematicamente nomeia, explica, e avalia um projeto importante que ocorre várias vezes em sistemas OO. O padrão de projeto descreve como os objetos se comunicam sem interferir com modelos de dados e métodos de outros objetos. São soluções exaustivamente refinadas, resultado de um longo processo, testes e reflexão sobre o que torna um sistema mais flexível, reusável, modulado e compreensível, construídas em grupo utilizando um vocabulário comum, capturam, de forma sucinta e facilmente aplicável, soluções do projeto que foram desenvolvidas e evoluíram com o passar do tempo. </text:p>
      <text:p text:style-name="P27"/>
      <text:h text:style-name="P42" text:outline-level="3"><text:bookmark-start text:name="__RefHeading___Toc576_4194270968"/>3.3.1. Vantagens de utilizar Design Patterns<text:bookmark-end text:name="__RefHeading___Toc576_4194270968"/></text:h>
      <text:p text:style-name="P28"/>
      <text:p text:style-name="P28">Segundo <text:span text:style-name="T16">Gamma </text:span><text:span text:style-name="T19">(2005</text:span><text:span text:style-name="T14">), </text:span><text:span text:style-name="T16">algumas das vantagens que se pode obter estudando e aplicando os </text:span><text:span text:style-name="T14">Design Patterns</text:span><text:span text:style-name="T16">:</text:span></text:p>
      <text:list xml:id="list4287816552" text:style-name="L6">
        <text:list-header>
          <text:p text:style-name="P68"/>
        </text:list-header>
        <text:list-item>
          <text:p text:style-name="P69"><text:soft-page-break/><text:span text:style-name="T27">Padronização: </text:span>Podemos afirmar que um Design Patterns é na verdade um padrão pré-definido. Lembrando que um pattern é a documentação de um problema e de sua solução. Cada pattern possui um nome que o identifica. Sua utilização pode tornar o código mais padronizado, facilitar a comunicação entre os membros da equipe, melhorar a documentação, padronizar a nomenclatura das classes, métodos e propriedade, entre outras vantagens.</text:p>
        </text:list-item>
        <text:list-item>
          <text:p text:style-name="P69"><text:span text:style-name="T27">Facilitar as atividades de projeto: </text:span>Quando se tem em mãos soluções pré-definidas para problemas comuns, o trabalho de design é simplificado.</text:p>
        </text:list-item>
        <text:list-item>
          <text:p text:style-name="P69"><text:span text:style-name="T27">Redução de acoplamento (dependências):</text:span> Design Patterns trabalha muito ao tentar reduzir o acoplamento entre objetos (dependência). Isto é muito importante para aumentar os níveis de flexibilidade e reutilização de código. Para entender isto, imagine que para sair com sua namorada você tenha que levar o tio, o irmão mais novo e o cachorrinho junto. Vai ficar bem mais difícil ir ao cinema, restaurantes ou aquela viagem de final de semana. Um objeto independente é muito mais flexível.</text:p>
        </text:list-item>
        <text:list-item>
          <text:p text:style-name="P69"><text:span text:style-name="T27">Facilitar modificações:</text:span> A utilização de Design Patterns facilita modificar e estender as funcionalidades de um aplicativo. Pode-se alterar classes e subsistemas sem afetar os clientes destes. Imagine você alterar o comportamento do aplicativo sem sequer precisar recompilar a aplicação, mesmo alterações significativas como qual banco de dados será utilizado (e/ou data provider). Aliando algumas técnicas à utilização de Design Patterns isto é possível de forma elegante. O aplicativo fica mais flexível para se adaptar a novos requisitos.</text:p>
        </text:list-item>
        <text:list-item>
          <text:p text:style-name="P69"><text:span text:style-name="T27">Alternativas à herança: </text:span>Os Design Patterns oferecem alternativas ao uso de herança. A herança é um recurso muito importante de reutilização de código. Ela possui suas vantagens e desvantagens. Uma subclasse é definida de forma estática no tempo de compilação. Isto dificulta a alteração do comportamento do aplicativo em tempo de execução. A herança entra em conflito com o princípio de encapsulamento, entre outros problemas. Design Patterns oferecem algumas alternativas com objetivo de prover maior flexibilidade.</text:p>
        </text:list-item>
        <text:list-item>
          <text:p text:style-name="P69"><text:span text:style-name="T27">Distribuir responsabilidades: </text:span>O design orientado a objetos encoraja a distribuição de características entre objetos. Saber distribuir as responsabilidades <text:soft-page-break/>entre os objetos é um fator de suma importância quando se deseja maximizar o potencial de reutilização de código. Abstração: Design Patterns ajuda na identificação de abstrações menos óbvias e os objetos que a compõem. Isto é uma chave para se criar um design mais flexível. Um exemplo disto são os creational patterns.</text:p>
        </text:list-item>
        <text:list-item>
          <text:p text:style-name="P69"><text:span text:style-name="T27">Acelerar o crescimento: </text:span>A criação dos Design Patterns é fruto de pesquisa nos trabalhos realizados por programadores experientes. Um programador menos experientes em orientação a objetos podem adquirir práticas características de programadores mais experientes em menos tempo estudando estes conhecimentos acumulados. Entretanto, o estudo de Design Patterns também pode ser muito útil para programadores experientes.</text:p>
          <text:p text:style-name="P69"/>
        </text:list-item>
      </text:list>
      <text:h text:style-name="P42" text:outline-level="3"><text:bookmark-start text:name="__RefHeading___Toc578_4194270968"/>3.3.2. Tipos de Design Patterns<text:bookmark-end text:name="__RefHeading___Toc578_4194270968"/></text:h>
      <text:p text:style-name="P17"/>
      <text:p text:style-name="P37">Segundo (Gamma, Helm, Johnson, Vlissides – 1994) Design Patterns são organizados segundo as suas funções e os principais tipos são:</text:p>
      <text:list xml:id="list1373226987" text:style-name="L7">
        <text:list-item>
          <text:p text:style-name="P67">Criacionais: São aqueles que criam objetos (ao invés de termos que instanciá-los diretamente). Dão ao programa mais flexibilidade na decisão de quais objetos precisam ser criados para um determinado caso. Tornam um sistema independente de como seus objetos são criados, compostos e representados. Todos os patterns criacionais tratam da melhor maneira como instanciar objetos. É importante porque o programa não depende de como os objetos são criados ou organizados. Em muitos casos a natureza exata de um objeto que é criado pode variar de acordo com as necessidades do programa e abstrair o processo de criação em uma “Classe Criadora” especial pode tornar o programa mais flexível e geral.</text:p>
        </text:list-item>
        <text:list-item>
          <text:p text:style-name="P67">Comportamentais: Ajudam a definir a comunicação entre objetos no sistema e como o seu fluxo é controlado em um programa complexo. Tratam de algoritmos e como atribuir responsabilidades entre objetos.</text:p>
        </text:list-item>
        <text:list-item>
          <text:p text:style-name="P67"><text:soft-page-break/>Estruturais: Ajudam a compor grupos de objetos em grandes estruturas como interfaces complexas ou contagem de dados. Tratam de compor classes e objetos para formar estruturas grandes e complexas.</text:p>
        </text:list-item>
      </text:list>
      <text:p text:style-name="P30"/>
      <text:p text:style-name="P30"/>
      <text:h text:style-name="P45" text:outline-level="1"><text:bookmark-start text:name="__RefHeading___Toc922_4194270968"/>4. <text:span text:style-name="T28">DESENVOLVIMENTO </text:span><text:span text:style-name="T33">DO PROJETO</text:span><text:bookmark-end text:name="__RefHeading___Toc922_4194270968"/></text:h>
      <text:p text:style-name="P16"/>
      <text:p text:style-name="P58">De acordo com as necessidades impostas pelo ambiente e buscando alternativas viáveis para o desenvolvimento do sistema web optou-se pela utilização de Design Patterns para padronizar o desenvolvimento em nível de projeto, pela linguagem C# e Asp.NET por serem gratuitas, flexíveis e relativamente fáceis de se programar, e possibilitar a aplicação dos paradigmas de OO (Orientação a Objeto) e como servidor de banco de dados será utilizado o MySQL, por ser um SGBD gratuito.</text:p>
      <text:p text:style-name="P58"/>
      <text:h text:style-name="P41" text:outline-level="2"><text:bookmark-start text:name="__RefHeading___Toc924_4194270968"/>4.1. Levantamento de Requisitos<text:bookmark-end text:name="__RefHeading___Toc924_4194270968"/></text:h>
      <text:p text:style-name="P59"/>
      <text:p text:style-name="P20"><text:span text:style-name="T28">A atual ferramenta de gerenciamento dos contatos telefônicos, é uma planilha </text:span><text:span text:style-name="T35">de dados </text:span><text:span text:style-name="T28">em </text:span><text:span text:style-name="T35">MS </text:span><text:span text:style-name="T28">Excel, onde são inseridos o nome, telefone e observação de cada contato telefônico. Esta planilha fica armazenada no computador da recepção da empresa, e é alimentada pela recepcionista. Quando algum outro colaborador necessita de algum contato telefônico contido na ferramenta, este é solicitado a recepcionista, que busca na planilha, e retorna a informação ao solicitante, caso a mesma seja encontrada. Sendo assim, estudamos a viabilidade de implantação de um novo sistema web de gerenciamento de contatos telefônicos, que facilite o acesso dos colaboradores aos contatos armazenados. Este sistema poderá ser acessado pela rede interna da empresa, através do browser, em qualquer terminal ligado a rede corporativa.</text:span></text:p>
      <text:p text:style-name="P60"/>
      <text:p text:style-name="P20"><text:span text:style-name="T28">Em entrevista com o responsável pela Gerência </text:span><text:span text:style-name="T34">Administrativa da organização</text:span><text:span text:style-name="T28">, obtivemos informações relevantes para o trabalho.</text:span></text:p>
      <text:p text:style-name="P20"><text:span text:style-name="T28">Perguntamos “Quais </text:span><text:span text:style-name="T36">são</text:span><text:span text:style-name="T28"> as dificuldades encontradas n</text:span><text:span text:style-name="T34">o acesso à atual ferramenta de gerenciamento de contatos </text:span><text:span text:style-name="T35">telefônicos</text:span><text:span text:style-name="T34">, para inclusão, alteração, exclusão e consulta dos dados contidos nest</text:span><text:span text:style-name="T36">a</text:span><text:span text:style-name="T28">?”, a resposta foi a seguinte:</text:span></text:p>
      <text:p text:style-name="P23"><text:soft-page-break/><text:span text:style-name="T28">“</text:span><text:span text:style-name="T37">A atual ferramenta não é confiável, pois seu acesso é apenas local, no terminal da recepção. Sua inclusão fica restrita ao usuário do terminal da recepção (recepcionista), e nem sempre os contatos são armazenados da forma correta. Também temos dificuldades no acesso aos contatos telefônicos armazenados, pois como o acesso é local, sempre temos que solicitá-lo ao usuário do terminal, que por sua vez, precisa parar sua atividade para realizar a consulta dos dados na ferramenta. Podemos apontar ainda que a atual ferramenta não possui nenhum mecanismo </text:span><text:span text:style-name="T38">anti</text:span><text:span text:style-name="T39">-</text:span><text:span text:style-name="T38">falhas</text:span><text:span text:style-name="T37">, de forma que se o usuário acidentalmente pressionar o delete, os dados da planilha serão deletados. Já perdemos vários contatos desta maneira.</text:span><text:span text:style-name="T28">”</text:span></text:p>
      <text:p text:style-name="P60"/>
      <text:p text:style-name="P21"><text:span text:style-name="T28">Também perguntamos “O que espera que </text:span><text:span text:style-name="T35">a </text:span><text:span text:style-name="T34">ferramenta de gerenciamento de contatos </text:span><text:span text:style-name="T35">telefônicos</text:span><text:span text:style-name="T28"> faça?”:</text:span></text:p>
      <text:p text:style-name="P24"><text:span text:style-name="T28">“Esperamos que seja um sistema simplificado, para que cada departament</text:span><text:span text:style-name="T36">o, e cada colaborador com acesso a um terminal conectado à rede corporativa da organização possa acessar o sistema de gerenciamento de contatos telefônicos, </text:span><text:span text:style-name="T40">para consultar os dados de forma simplificada, sem a necessidade de acionar a recepcionista. Também desejamos que os dados inseridos no sistema fiquem protegidos de falhas operacionais, e que apenas usuários logados consigam inserir, editar ou excluir os dados no sistema.”</text:span></text:p>
      <text:p text:style-name="P60"/>
      <text:h text:style-name="P47" text:outline-level="1"><text:bookmark-start text:name="__RefHeading___Toc926_4194270968"/>5. CONSIDERAÇÕES FINAIS<text:bookmark-end text:name="__RefHeading___Toc926_4194270968"/></text:h>
      <text:p text:style-name="P57"/>
      <text:p text:style-name="P22"><text:span text:style-name="T28">Os principais resultados obtidos com a pesquisa envolvem primeiro o estudo dos Design </text:span><text:span text:style-name="T43">Patterns</text:span><text:span text:style-name="T28"> como técnica de padronização que pode ser adotada para facilitar a padronização dos projetos que envolvam a construção de </text:span><text:span text:style-name="T41">sistemas</text:span><text:span text:style-name="T28"> WEB que utilizam o paradigma da Orientação a Objetos. Segundo, possibilitou perceber a viabilidade em se construir aplicações com linguagem e banco de dados gratuitos. Terceiro, permitiu verificar que com a mesma estrutura de equipamentos (hardware), é possível melhorar substancialmente a eficiência do </text:span><text:span text:style-name="T41">sistema de gerenciamento de contatos telefônicos</text:span><text:span text:style-name="T28">, podendo facilitar o dia a dia dos </text:span><text:span text:style-name="T41">colaboradores</text:span><text:span text:style-name="T28">, aliviando a carga de trabalho e agilizando a </text:span><text:span text:style-name="T41">consulta</text:span><text:span text:style-name="T28"> </text:span><text:span text:style-name="T41">às</text:span><text:span text:style-name="T28"> informações. Finalmente, apontou soluções extensíveis a </text:span><text:span text:style-name="T41">outras ferramentas utilizadas na organização.</text:span></text:p>
      <text:p text:style-name="P61"/>
      <text:p text:style-name="P22"><text:span text:style-name="T41">Em uma segunda etapa deste projeto, com o desenvolvimento do sistema de gerenciamento de contatos telefônicos proposto neste trabalho, obteremos</text:span><text:span text:style-name="T28"> um sistema simplificado, de fácil </text:span><text:span text:style-name="T41">acesso</text:span><text:span text:style-name="T28"> por qualquer </text:span><text:span text:style-name="T41">colaborador</text:span><text:span text:style-name="T28"> com pouca</text:span><text:span text:style-name="T41">s</text:span><text:span text:style-name="T28"> noções de informática, ágil e com </text:span><text:span text:style-name="T41">interface amigável</text:span><text:span text:style-name="T28">. Facilmente adaptável a futuras necessidades e facilmente entendido por novos </text:span><text:span text:style-name="T41">desenvolvedores. </text:span><text:span text:style-name="T28">Futuramente, o trabalho desenvolvido tem potencial para transformar-se em uma ferramenta comercial, pois com poucas modificações ele pode facilmente ser adaptado as mais diversas aplicações em um </text:span><text:span text:style-name="T41">sistema</text:span><text:span text:style-name="T28"> web </text:span><text:span text:style-name="T41">para gerenciamento de contatos telefônicos</text:span><text:span text:style-name="T28">.</text:span></text:p>
      <text:p text:style-name="P62"/>
      <text:p text:style-name="P22"><text:span text:style-name="T28">O trabalho, caso não se tivesse utilizado os Design Patterns, seria de difícil compreensão para novos </text:span><text:span text:style-name="T41">desenvolvedores</text:span><text:span text:style-name="T28"> e analistas. A sua programação seria feita de forma não padronizada, o que dificultaria atualizações e manutenções.</text:span></text:p>
      <text:p text:style-name="P22"><text:span text:style-name="T28">E finalmente, constatamos que, os Design Patterns supriram as necessidades apresentadas no </text:span><text:span text:style-name="T41">início</text:span><text:span text:style-name="T28"> deste trabalho, resultando em maior eficiência no desenvolvimento, atualização e manutenção do sistema.</text:span></text:p>
      <text:h text:style-name="P46" text:outline-level="1"><text:bookmark-start text:name="__RefHeading___Toc928_4194270968"/>REFERÊNCIAS BIBLIOGRÁFICAS<text:bookmark-end text:name="__RefHeading___Toc928_4194270968"/></text:h>
      <text:p text:style-name="P16"/>
      <text:p text:style-name="P12">FREEMAN, Eric; FREEMAN, Elisabeth. <text:span text:style-name="T27">Use a Cabeça! Padrões de Projetos. </text:span>2.e.d. <text:s/>Rio de Janeiro: Alta Books, 2009. </text:p>
      <text:p text:style-name="P12"/>
      <text:p text:style-name="P18"><text:span text:style-name="T42">GAMMA</text:span><text:span text:style-name="T47">, Erich; </text:span><text:span text:style-name="T46">HELMET, Richard; JOHNSON, Ralph; VLISSIDES, John</text:span><text:span text:style-name="T47">. </text:span><text:span text:style-name="T48">Padrões de projeto: soluções reutilizáveis de software orientado a objetos.</text:span><text:span text:style-name="T47"> Porto Alegre: Bookman, 2005.</text:span></text:p>
      <text:p text:style-name="P11"/>
      <text:p text:style-name="P11">HORSTMANN, <text:span text:style-name="T44">Cay</text:span>. <text:span text:style-name="T27">Padrões e projetos orientados a objetos.</text:span> 2.e.d. Porto Alegre: Bookman, 2007.</text:p>
      <text:h text:style-name="P39" text:outline-level="1"><text:span text:style-name="T25">MICROSOFT. </text:span><text:span text:style-name="T26">Introdução à linguagem C# e o.NET Framework.</text:span><text:span text:style-name="T22"> </text:span><text:span text:style-name="T25">&lt;</text:span><text:a xlink:type="simple" xlink:href="https://msdn.microsof/" text:style-name="Internet_20_link" text:visited-style-name="Visited_20_Internet_20_Link"><text:span text:style-name="T25">https://msdn.microsof</text:span></text:a><text:a xlink:type="simple" xlink:href="https://msdn.microsoft/" text:style-name="Internet_20_link" text:visited-style-name="Visited_20_Internet_20_Link"><text:span text:style-name="T25">t</text:span></text:a><text:a xlink:type="simple" xlink:href="https://msdn.microsoft.com/pt-br/library/z1zx9t92(v=vs.110).aspx" text:style-name="Internet_20_link" text:visited-style-name="Visited_20_Internet_20_Link"><text:span text:style-name="T25">.com/pt-br/library/z1zx9t92(v=vs.110).aspx</text:span></text:a><text:span text:style-name="T25">&gt;. Acessado em 11/06/2017, às 15 h.</text:span></text:h>
      <text:p text:style-name="P13"/>
      <text:p text:style-name="P14">MYSQL. &lt;<text:a xlink:type="simple" xlink:href="http://www.MySQL.com/" text:style-name="Internet_20_link" text:visited-style-name="Visited_20_Internet_20_Link"><text:span text:style-name="T10">www.</text:span></text:a><text:a xlink:type="simple" xlink:href="http://www.MySQL.com/" text:style-name="Internet_20_link" text:visited-style-name="Visited_20_Internet_20_Link"><text:span text:style-name="T12">MySQL.com</text:span></text:a><text:span text:style-name="T12">&gt;.</text:span><text:span text:style-name="T11"> Acessado em </text:span><text:span text:style-name="T45">11/06/2017, às 15 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goe UI" svg:font-family="'Segoe UI', 'Lucida Grande', Verdana, Arial, Helvetica, sans-serif"/>
    <style:font-face style:name="Arial2" svg:font-family="Arial" style:font-family-generic="roman" style:font-pitch="variable"/>
    <style:font-face style:name="Cambria" svg:font-family="Cambria" style:font-family-generic="roman" style:font-pitch="variable"/>
    <style:font-face style:name="Segoe UI1" svg:font-family="'Segoe UI'"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Calibri" style:font-size-asian="11pt" style:language-asian="en" style:country-asian="US" style:font-name-complex="Tahoma"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US" style:letter-kerning="true" style:font-name-asian="Calibri"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writing-mode="lr-tb">
        <style:tab-stops>
          <style:tab-stop style:position="0.609cm"/>
        </style:tab-stops>
      </style:paragraph-properties>
      <style:text-properties fo:font-weight="normal" officeooo:rsid="001134c8" style:font-weight-asian="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master-page-name="">
      <style:paragraph-properties fo:margin-top="0.847cm" fo:margin-bottom="0cm" loext:contextual-spacing="true" style:page-number="auto" style:writing-mode="lr-tb"/>
      <style:text-properties fo:font-variant="small-caps" style:font-name="Arial1" fo:font-family="Arial" style:font-style-name="Normal" style:font-family-generic="swiss" style:font-pitch="variable" fo:font-size="12pt" fo:letter-spacing="0.009cm"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line-height="113%"/>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line-height="113%"/>
      <style:text-properties fo:font-variant="small-caps" fo:font-size="13pt" fo:letter-spacing="0.009cm"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fo:line-height="113%"/>
      <style:text-properties fo:font-size="12pt" fo:letter-spacing="0.009cm"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cm" fo:margin-bottom="0cm" loext:contextual-spacing="false" fo:line-height="113%" fo:background-color="#ffffff"/>
      <style:text-properties fo:color="#595959" fo:letter-spacing="0.009cm"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style:text-properties fo:font-variant="small-caps" fo:font-size="26pt" style:font-size-asian="26pt" style:font-size-complex="26pt"/>
    </style:style>
    <style:style style:name="Subtitle" style:family="paragraph" style:parent-style-name="Standard" style:next-style-name="Standard" style:default-outline-level="" style:class="chapter">
      <style:text-properties fo:font-variant="small-caps" fo:font-size="14pt" fo:letter-spacing="0.018cm"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032cm" fo:margin-right="2.032cm" fo:margin-top="0.423cm" fo:margin-bottom="0.423cm" loext:contextual-spacing="false" fo:line-height="125%" fo:text-align="justify" style:justify-single-word="false" fo:text-indent="0cm" style:auto-text-indent="false" fo:padding-left="0cm" fo:padding-right="0cm" fo:padding-top="0.353cm" fo:padding-bottom="0.353cm" fo:border-left="none" fo:border-right="none" fo:border-top="0.51pt solid #00000a" fo:border-bottom="0.51pt solid #00000a"/>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Contents_20_Heading" style:display-name="Contents Heading" style:family="paragraph" style:parent-style-name="Heading" style:class="index" style:master-page-name="">
      <loext:graphic-properties draw:fill="none" draw:fill-color="#729fcf"/>
      <style:paragraph-properties fo:text-align="center" style:justify-single-word="false" style:page-number="auto" fo:background-color="transparent" style:shadow="none" style:writing-mode="lr-tb"/>
      <style:text-properties style:font-name="Arial1" fo:font-family="Arial" style:font-style-name="Normal" style:font-family-generic="swiss" style:font-pitch="variable" fo:language="pt" fo:country="BR"/>
    </style:style>
    <style:style style:name="Contents_20_1" style:display-name="Contents 1" style:family="paragraph" style:parent-style-name="Index" style:class="index" style:master-page-name="">
      <style:paragraph-properties style:page-number="auto" style:writing-mode="lr-tb">
        <style:tab-stops>
          <style:tab-stop style:position="16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loext:graphic-properties draw:fill="none" draw:fill-color="#729fcf"/>
      <style:paragraph-properties fo:background-color="transparent" style:shadow="none" style:writing-mode="lr-tb"/>
      <style:text-properties style:font-name="Arial1" fo:font-family="Arial" style:font-style-name="Normal" style:font-family-generic="swiss" style:font-pitch="variable" fo:font-size="12pt"/>
    </style:style>
    <style:style style:name="Contents_20_3" style:display-name="Contents 3" style:family="paragraph" style:parent-style-name="Index" style:class="index">
      <style:paragraph-properties style:writing-mode="lr-tb"/>
      <style:text-properties style:font-name="Arial1" fo:font-family="Arial" style:font-style-name="Normal" style:font-family-generic="swiss" style:font-pitch="variable" fo:font-size="12pt"/>
    </style:style>
    <style:style style:name="Contents_20_4" style:display-name="Contents 4" style:family="paragraph" style:parent-style-name="Index" style:class="index"/>
    <style:style style:name="Contents_20_6" style:display-name="Contents 6" style:family="paragraph" style:parent-style-name="Index" style:class="index"/>
    <style:style style:name="Default_20_Paragraph_20_Font" style:display-name="Default Paragraph Font" style:family="text"/>
    <style:style style:name="Título_20_1_20_Char" style:display-name="Título 1 Char" style:family="text" style:parent-style-name="Default_20_Paragraph_20_Font">
      <style:text-properties fo:font-variant="small-caps" fo:font-size="18pt" fo:letter-spacing="0.009cm" style:font-size-asian="18pt" style:font-size-complex="18pt"/>
    </style:style>
    <style:style style:name="Título_20_2_20_Char" style:display-name="Título 2 Char" style:family="text" style:parent-style-name="Default_20_Paragraph_20_Font">
      <style:text-properties fo:font-variant="small-caps" fo:font-size="14pt" style:font-size-asian="14pt" style:font-size-complex="14pt"/>
    </style:style>
    <style:style style:name="Título_20_3_20_Char" style:display-name="Título 3 Char" style:family="text" style:parent-style-name="Default_20_Paragraph_20_Font">
      <style:text-properties fo:font-variant="small-caps" fo:font-size="13pt" fo:letter-spacing="0.009cm" fo:font-style="italic" style:font-size-asian="13pt" style:font-style-asian="italic" style:font-size-complex="13pt" style:font-style-complex="italic"/>
    </style:style>
    <style:style style:name="Título_20_4_20_Char" style:display-name="Título 4 Char" style:family="text" style:parent-style-name="Default_20_Paragraph_20_Font">
      <style:text-properties fo:font-size="12pt" fo:letter-spacing="0.009cm" fo:font-weight="bold" style:font-size-asian="12pt" style:font-weight-asian="bold" style:font-size-complex="12pt" style:font-weight-complex="bold"/>
    </style:style>
    <style:style style:name="Título_20_5_20_Char" style:display-name="Título 5 Char" style:family="text" style:parent-style-name="Default_20_Paragraph_20_Font">
      <style:text-properties fo:font-size="12pt" fo:font-style="italic" style:font-size-asian="12pt" style:font-style-asian="italic" style:font-size-complex="12pt" style:font-style-complex="italic"/>
    </style:style>
    <style:style style:name="Título_20_6_20_Char" style:display-name="Título 6 Char" style:family="text" style:parent-style-name="Default_20_Paragraph_20_Font">
      <style:text-properties fo:color="#595959" fo:letter-spacing="0.009cm" fo:background-color="#ffffff"/>
    </style:style>
    <style:style style:name="Título_20_7_20_Char" style:display-name="Título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Título_20_8_20_Char" style:display-name="Título 8 Char" style:family="text" style:parent-style-name="Default_20_Paragraph_20_Font">
      <style:text-properties fo:color="#7f7f7f" fo:font-size="10pt" fo:font-weight="bold" style:font-size-asian="10pt" style:font-weight-asian="bold" style:font-size-complex="10pt" style:font-weight-complex="bold"/>
    </style:style>
    <style:style style:name="Título_20_9_20_Char" style:display-name="Título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Título_20_Char" style:display-name="Título Char" style:family="text" style:parent-style-name="Default_20_Paragraph_20_Font">
      <style:text-properties fo:font-variant="small-caps" fo:font-size="26pt" style:font-size-asian="26pt" style:font-size-complex="26pt"/>
    </style:style>
    <style:style style:name="Subtítulo_20_Char" style:display-name="Subtítulo Char" style:family="text" style:parent-style-name="Default_20_Paragraph_20_Font">
      <style:text-properties fo:font-variant="small-caps" fo:font-size="14pt" fo:letter-spacing="0.018cm" fo:font-style="italic" style:font-size-asian="14pt" style:font-style-asian="italic" style:font-size-complex="14pt" style:font-style-complex="italic"/>
    </style:style>
    <style:style style:name="Strong"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ção_20_Char" style:display-name="Citação Char" style:family="text" style:parent-style-name="Default_20_Paragraph_20_Font">
      <style:text-properties fo:font-style="italic" style:font-style-asian="italic" style:font-style-complex="italic"/>
    </style:style>
    <style:style style:name="Citação_20_Intensa_20_Char" style:display-name="Citação Intensa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9cm" fo:font-style="italic" style:font-style-asian="italic"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header>
        <text:p text:style-name="Header"/>
      </style:header>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yton Ramos</meta:initial-creator>
    <meta:editing-cycles>39</meta:editing-cycles>
    <meta:creation-date>2014-05-20T18:18:00</meta:creation-date>
    <dc:date>2017-06-11T20:04:25.966000000</dc:date>
    <meta:editing-duration>PT3H35M42S</meta:editing-duration>
    <meta:generator>LibreOffice/5.3.3.2$Windows_x86 LibreOffice_project/3d9a8b4b4e538a85e0782bd6c2d430bafe583448</meta:generator>
    <dc:title>UNIVERSIDADE ESTADUAL DE MARINGÁ</dc:title>
    <meta:document-statistic meta:table-count="0" meta:image-count="0" meta:object-count="0" meta:page-count="17" meta:paragraph-count="111" meta:word-count="3201" meta:character-count="21547" meta:non-whitespace-character-count="18470"/>
    <meta:user-defined meta:name="AppVersion">12.0000</meta:user-defined>
    <meta:user-defined meta:name="Company">IESP FACULDAD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